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26pt" svg:x="0pt" svg:y="158.12pt">
            <loext:p draw:notify-on-update-of-ranges="Sheet1.B4:Sheet1.E4 Sheet1.A5:Sheet1.A5 Sheet1.B5:Sheet1.E5 Sheet1.A6:Sheet1.A6 Sheet1.B6:Sheet1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rim</text:p>
          </table:table-cell>
          <table:table-cell table:style-name="ce1" office:value-type="float" office:value="1.0282" calcext:value-type="float">
            <text:p>1.0282</text:p>
          </table:table-cell>
          <table:table-cell table:style-name="ce1" office:value-type="float" office:value="5.48532" calcext:value-type="float">
            <text:p>5.48532</text:p>
          </table:table-cell>
          <table:table-cell table:style-name="ce1" office:value-type="float" office:value="27.91823" calcext:value-type="float">
            <text:p>27.91823</text:p>
          </table:table-cell>
          <table:table-cell table:style-name="ce1" office:value-type="float" office:value="130.85443" calcext:value-type="float">
            <text:p>130.85443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Kruskal</text:p>
          </table:table-cell>
          <table:table-cell table:style-name="ce1" office:value-type="float" office:value="0.57219" calcext:value-type="float">
            <text:p>0.57219</text:p>
          </table:table-cell>
          <table:table-cell table:style-name="ce1" office:value-type="float" office:value="3.20243" calcext:value-type="float">
            <text:p>3.20243</text:p>
          </table:table-cell>
          <table:table-cell table:style-name="ce1" office:value-type="float" office:value="15.99287" calcext:value-type="float">
            <text:p>15.99287</text:p>
          </table:table-cell>
          <table:table-cell table:style-name="ce1" office:value-type="float" office:value="64.27589" calcext:value-type="float">
            <text:p>64.27589</text:p>
          </table:table-cell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3:39:48.87724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9:48:24.651452870</meta:creation-date>
    <dc:date>2017-04-24T13:45:33.261998427</dc:date>
    <meta:editing-duration>PT40M59S</meta:editing-duration>
    <meta:editing-cycles>6</meta:editing-cycles>
    <meta:generator>LibreOffice/5.1.6.2.0$Linux_X86_64 LibreOffice_project/10$Build-2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title svg:x="5.308cm" svg:y="0.374cm" chart:style-name="ch2">
          <text:p>Kruskal vs Prim</text:p>
        </chart:title>
        <chart:legend svg:x="13.161cm" svg:y="3.708cm" style:legend-expansion="custom" chartooo:width="2.407cm" chartooo:height="1.295cm" style:legend-expansion-aspect-ratio="1.85868725868726" chart:style-name="ch3"/>
        <chart:plot-area chart:style-name="ch4" table:cell-range-address="Sheet1.A4:Sheet1.E6" chart:data-source-has-labels="both" svg:x="1.643cm" svg:y="1.463cm" svg:width="11.546cm" svg:height="6.563cm">
          <chartooo:coordinate-region svg:x="2.45cm" svg:y="1.662cm" svg:width="10.367cm" svg:height="5.717cm"/>
          <chart:axis chart:dimension="x" chart:name="primary-x" chart:style-name="ch5" chartooo:axis-type="auto">
            <chartooo:date-scale/>
            <chart:title svg:x="7.266cm" svg:y="8.206cm" chart:style-name="ch6">
              <text:p>n</text:p>
            </chart:title>
            <chart:categories table:cell-range-address="Sheet1.B4:Sheet1.E4"/>
          </chart:axis>
          <chart:axis chart:dimension="y" chart:name="primary-y" chart:style-name="ch5">
            <chart:title svg:x="0.763cm" svg:y="5.754cm" chart:style-name="ch7">
              <text:p>Average Time</text:p>
            </chart:title>
            <chart:grid chart:style-name="ch8" chart:class="major"/>
          </chart:axis>
          <chart:series chart:style-name="ch9" chart:values-cell-range-address="Sheet1.B5:Sheet1.E5" chart:label-cell-address="Sheet1.A5:Sheet1.A5" chart:class="chart:line">
            <chart:data-point chart:repeated="4"/>
          </chart:series>
          <chart:series chart:style-name="ch10" chart:values-cell-range-address="Sheet1.B6:Sheet1.E6" chart:label-cell-address="Sheet1.A6:Sheet1.A6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4:Sheet1.E4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8000">
                <text:p>8000</text:p>
              </table:table-cell>
            </table:table-row>
          </table:table-header-rows>
          <table:table-rows>
            <table:table-row>
              <table:table-cell office:value-type="string">
                <text:p>Prim</text:p>
                <draw:g>
                  <svg:desc>Sheet1.A5:Sheet1.A5</svg:desc>
                </draw:g>
              </table:table-cell>
              <table:table-cell office:value-type="float" office:value="1.0282">
                <text:p>1.0282</text:p>
                <draw:g>
                  <svg:desc>Sheet1.B5:Sheet1.E5</svg:desc>
                </draw:g>
              </table:table-cell>
              <table:table-cell office:value-type="float" office:value="5.48532">
                <text:p>5.48532</text:p>
              </table:table-cell>
              <table:table-cell office:value-type="float" office:value="27.91823">
                <text:p>27.91823</text:p>
              </table:table-cell>
              <table:table-cell office:value-type="float" office:value="130.85443">
                <text:p>130.85443</text:p>
              </table:table-cell>
            </table:table-row>
            <table:table-row>
              <table:table-cell office:value-type="string">
                <text:p>Kruskal</text:p>
                <draw:g>
                  <svg:desc>Sheet1.A6:Sheet1.A6</svg:desc>
                </draw:g>
              </table:table-cell>
              <table:table-cell office:value-type="float" office:value="0.57219">
                <text:p>0.57219</text:p>
                <draw:g>
                  <svg:desc>Sheet1.B6:Sheet1.E6</svg:desc>
                </draw:g>
              </table:table-cell>
              <table:table-cell office:value-type="float" office:value="3.20243">
                <text:p>3.20243</text:p>
              </table:table-cell>
              <table:table-cell office:value-type="float" office:value="15.99287">
                <text:p>15.99287</text:p>
              </table:table-cell>
              <table:table-cell office:value-type="float" office:value="64.27589">
                <text:p>64.27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